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18ff80" officeooo:paragraph-rsid="00276e49"/>
    </style:style>
    <style:style style:name="P2" style:family="paragraph" style:parent-style-name="Standard">
      <style:text-properties officeooo:rsid="001b2c30" officeooo:paragraph-rsid="00276e49"/>
    </style:style>
    <style:style style:name="P3" style:family="paragraph" style:parent-style-name="Text_20_body">
      <style:text-properties officeooo:rsid="001b2c30" officeooo:paragraph-rsid="00276e49"/>
    </style:style>
    <style:style style:name="P4" style:family="paragraph" style:parent-style-name="Standard">
      <style:text-properties officeooo:rsid="001de254" officeooo:paragraph-rsid="001de254"/>
    </style:style>
    <style:style style:name="P5" style:family="paragraph" style:parent-style-name="Standard">
      <style:text-properties officeooo:rsid="001de254" officeooo:paragraph-rsid="002089c6"/>
    </style:style>
    <style:style style:name="P6" style:family="paragraph" style:parent-style-name="Standard">
      <style:text-properties officeooo:rsid="001de254" officeooo:paragraph-rsid="00276e49"/>
    </style:style>
    <style:style style:name="P7" style:family="paragraph" style:parent-style-name="Standard">
      <style:text-properties officeooo:rsid="001de254" officeooo:paragraph-rsid="002159d0"/>
    </style:style>
    <style:style style:name="P8" style:family="paragraph" style:parent-style-name="Text_20_body">
      <style:text-properties officeooo:rsid="001cd265" officeooo:paragraph-rsid="00276e49"/>
    </style:style>
    <style:style style:name="P9" style:family="paragraph" style:parent-style-name="Text_20_body">
      <style:text-properties officeooo:rsid="001fc514" officeooo:paragraph-rsid="00276e49"/>
    </style:style>
    <style:style style:name="P10" style:family="paragraph" style:parent-style-name="Text_20_body">
      <style:text-properties fo:font-variant="normal" fo:text-transform="none" fo:color="#171717" loext:opacity="100%" style:font-name="apple-system" fo:font-size="10pt" fo:letter-spacing="normal" fo:font-style="normal" style:text-underline-style="solid" style:text-underline-width="auto" style:text-underline-color="font-color" fo:font-weight="normal" officeooo:rsid="001cd265" officeooo:paragraph-rsid="00276e49"/>
    </style:style>
    <style:style style:name="P11" style:family="paragraph" style:parent-style-name="Text_20_body">
      <style:text-properties officeooo:rsid="0024879f" officeooo:paragraph-rsid="00276e49"/>
    </style:style>
    <style:style style:name="P12" style:family="paragraph" style:parent-style-name="Text_20_body">
      <style:text-properties officeooo:rsid="0028607b" officeooo:paragraph-rsid="0028607b"/>
    </style:style>
    <style:style style:name="P13" style:family="paragraph" style:parent-style-name="Standard">
      <style:text-properties officeooo:rsid="001de254" officeooo:paragraph-rsid="002159d0"/>
    </style:style>
    <style:style style:name="P14" style:family="paragraph" style:parent-style-name="Standard">
      <style:text-properties officeooo:rsid="002fb827" officeooo:paragraph-rsid="002fb827"/>
    </style:style>
    <style:style style:name="T1" style:family="text">
      <style:text-properties fo:font-variant="normal" fo:text-transform="none" fo:color="#171717" loext:opacity="100%" style:font-name="apple-system" fo:font-size="10pt" fo:letter-spacing="normal" fo:font-style="normal" fo:font-weight="normal"/>
    </style:style>
    <style:style style:name="T2" style:family="text">
      <style:text-properties fo:font-variant="normal" fo:text-transform="none" fo:color="#171717" loext:opacity="100%" style:font-name="apple-system" fo:font-size="10pt" fo:letter-spacing="normal" fo:font-style="normal" fo:font-weight="normal" officeooo:rsid="001cd265"/>
    </style:style>
    <style:style style:name="T3" style:family="text">
      <style:text-properties fo:font-variant="normal" fo:text-transform="none" fo:color="#171717" loext:opacity="100%" style:font-name="apple-system" fo:font-size="10pt" fo:letter-spacing="normal" fo:font-style="normal" style:text-underline-style="none" fo:font-weight="normal"/>
    </style:style>
    <style:style style:name="T4" style:family="text">
      <style:text-properties officeooo:rsid="002089c6"/>
    </style:style>
    <style:style style:name="T5" style:family="text">
      <style:text-properties officeooo:rsid="002d11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zione programma e test iniziale</text:p>
      <text:p text:style-name="P1"/>
      <text:p text:style-name="P1">flutter create uispkarate<text:span text:style-name="T5">gare</text:span></text:p>
      <text:p text:style-name="P1">cd uispkarate<text:span text:style-name="T5">gare</text:span></text:p>
      <text:p text:style-name="P1">flutter run [1] windows</text:p>
      <text:p text:style-name="P1"/>
      <text:p text:style-name="P2"/>
      <text:p text:style-name="P2">Settaggio per pubblicazione su github</text:p>
      <text:p text:style-name="P2"/>
      <text:p text:style-name="P3"><text:span text:style-name="T1">git init<text:line-break/>git add .<text:line-break/>git commit -m "</text:span><text:span text:style-name="T2">First commit</text:span><text:span text:style-name="T1">"<text:line-break/>git branch -M </text:span><text:span text:style-name="T2">main</text:span><text:span text:style-name="T1"><text:line-break/>git remote add origin </text:span><text:span text:style-name="T2">https;//repository</text:span><text:span text:style-name="T1"><text:line-break/>git push -u origin </text:span><text:span text:style-name="T2">main</text:span></text:p>
      <text:p text:style-name="P10">Pubblicazione modifiche</text:p>
      <text:p text:style-name="P8"><text:span text:style-name="T3">git add .<text:line-break/>git commit -m "</text:span><text:span text:style-name="Strong_20_Emphasis"><text:span text:style-name="T3">descrizione</text:span></text:span><text:span text:style-name="T3">"<text:line-break/>git push -u origin</text:span><text:span text:style-name="Strong_20_Emphasis"><text:span text:style-name="T3"> main</text:span></text:span></text:p>
      <text:p text:style-name="P11">Scarico delle modifiche da remoto a locale</text:p>
      <text:p text:style-name="P11">git pull</text:p>
      <text:p text:style-name="P12">git clone repository to download all </text:p>
      <text:p text:style-name="P9">Librerie</text:p>
      <text:p text:style-name="P6">flutter pub add google_fonts <text:s text:c="2"/></text:p>
      <text:p text:style-name="P6">flutter pub add flutter_svg</text:p>
      <text:p text:style-name="P6">flutter pub add <text:span text:style-name="T4">sqlite3</text:span></text:p>
      <text:p text:style-name="P6">flutter pub add sqlite3_flutter_libs</text:p>
      <text:p text:style-name="P7">flutter pub add pdf</text:p>
      <text:p text:style-name="P7">flutter pub add printing</text:p>
      <text:p text:style-name="P7"/>
      <text:p text:style-name="P7"><text:s text:c="2"/>file_picker:</text:p>
      <text:p text:style-name="P7"><text:s text:c="2"/>csv:</text:p>
      <text:p text:style-name="P14">intl:</text:p>
      <text:p text:style-name="P7"/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5T23:30:12.190000000</dc:date>
    <meta:editing-duration>PT8H32M9S</meta:editing-duration>
    <meta:editing-cycles>1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1" meta:word-count="100" meta:character-count="636" meta:non-whitespace-character-count="549"/>
  </office:meta>
</office:document-meta>
</file>